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text-properties officeooo:paragraph-rsid="001e3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line-break/>3 PESQUISA DOCUMENTAL E DESIGN SCIENCE** <text:s/><text:line-break/>Esta pesquisa é de natureza aplicada, com uma abordagem qualitativa, utilizando uma combinação de pesquisa documental e Design Science (Ciência do Projeto). Destaca-se também o uso da pesquisa bibliográfica fundamental para estabelecer o embasamento teórico (GIL, 2002). Este estudo é classificado como documental, pois se baseia “de materiais que não receberam ainda um tratamento analítico, ou que ainda podem ser reelaborados segundo os objetos da pesquisa” (GIL, 2002, p. 46). Além disso, pode ser classificado como Design Science, visto que prescreve “o quê e como as coisas devem ser, a concepção de artefatos que realizem objetivos” (SIMON, 1996, p. 198). <text:s/><text:line-break/>Inicialmente, foram realizados leituras e fichamentos sobre a história de Corumbá e os seus patrimônios culturais. Concomitante, foram realizadas visitas à Biblioteca Municipal de Corumbá Lobivar Matos, ao Instituto do Patrimônio Histórico e Artístico Nacional - IPHAN - de Corumbá, ao Instituto do Homem Pantaneiro - IHP -, à Biblioteca da Universidade Federal de Mato Grosso do Sul, Campus Pantanal, em busca de documentos relacionados aos locais de pesquisa. <text:s/><text:line-break/>Foram realizadas visitas nos locais de estudo para registrar imagens dos bens culturais. A seleção dos bens culturais baseou-se nos atrativos turísticos apresentados na tese de doutorado do geógrafo Joelson Gonçalves Pereira (PEREIRA, 2007), além de outros bens patrimoniais incluídos à medida que a pesquisa avançava, totalizando dezoito pontos turísticos. Para apresentação neste artigo foram selecionados sete pontos. <text:s/><text:line-break/>O processo final de pesquisa constitui-se na elaboração do site “Corumbá: cidade branca”. Após o embasamento teórico, passou pela definição das ferramentas a serem utilizadas e desenvolvimento do site. É importante ressaltar que o site está sendo alimentado com conteúdo e que ainda serão realizados testes de validação e revisão do site. A seguir, apresenta-se o levantamento e registro dos bens culturais que compõem o conteúdo do site.<text:line-break/><text:line-break/>3.1 Patrimônio Cultural em Corumbá: um olhar sobre os pontos turísticos <text:s/><text:line-break/>Corumbá, conhecida como a capital do Pantanal, abriga 60% do bioma Pantanal, reconhecido como Patrimônio Nacional pela Constituição Federal de 1988 e como Reserva da Biosfera e Patrimônio Natural da Humanidade pela UNESCO (CHAPARRO; LAMBERTI, 2018). O município de Corumbá possui diversos patrimônios culturais que se tornaram atrativos turísticos ao longo dos anos. A seguir, discorre-se, ainda que brevemente, sobre os dezoito pontos pesquisados ao longo deste estudo.<text:line-break/><text:line-break/>Segundo o Ministério do Planejamento (BRASIL, 2016), o Programa de Aceleração do Crescimento (PAC) visa retomar a execução de obras de infraestrutura social, urbana, logística e energética no Brasil. Em 2013, foi criada uma linha específica dentro do PAC para sítios históricos urbanos protegidos pelo Iphan, chamada PAC Cidades Históricas (IPHAN, 2016). No caso do Instituto Luiz de Albuquerque (ILA), prevê-se a retomada das obras com o objetivo de preservar os valores estéticos e arquitetônicos do edifício e transformá-lo em um centro cultural (BRASIL, 2024).<text:line-break/><text:line-break/>3.2 O Casario do Porto Geral <text:line-break/>O Porto Geral de Corumbá foi construído em 1840 e passou a ser considerado um dos mais importantes portos fluviais da América do Sul, em 1850. Isso permitiu a chegada de pessoas do Brasil e do exterior, especialmente do Rio de Janeiro e da Europa, contribuindo com o desenvolvimento e progresso da região (CONGRO, 2005). Em 1993, o Porto Geral foi tombado <text:soft-page-break/>pelo IPHAN e, em 2006, reformado pelo Programa Monumenta do Ministério da Cultura (CORUMBÁ, 2013). Tal programa possibilitou a revitalização de muitas construções históricas e culturais que se encontravam em estado de deterioração, tal projeto favoreceu as diversas formas de turismo na região. Figura 1 - Vista parcial do Casario do Porto Fonte: Renê M. Carneiro apud CORUMBÁ, 2024. Na Figura 1, observa-se a vista parcial do Porto Geral, com vários casarios construídos entre 1801 e 1900, localizados na orla portuária da cidade. No século XIX, muitas dessas edificações eram conhecidas como casas comerciais de importação e exportação que mantinham mercadorias vindas e exportadas por navios oriundos da Europa e de outros países vizinhos por meio do Rio Paraguai (CONGRO, 2005).<text:line-break/><text:line-break/>3.3 A Casa Vasquez &amp; Filhos <text:line-break/>A construção da Casa Vasquez &amp; Filhos, iniciou em 1892, foi projetada primordialmente para ser uma residência, no estilo da arquitetura Art Nouveau¹, projetada pelo arquiteto italiano, Martino Santa Lucci. Serviu de Caixa da Casa Comissária e armazém (IHP, 2015). Hodiernamente, o edifício abriga a sede do Instituto Homem Pantaneiro, que atua na preservação do bioma Pantanal e da cultura local com ênfase na gestão de áreas protegidas, no desenvolvimento de pesquisas e na promoção de diálogo entre interessados no assunto (IHP, 2015). Figura 2 - Casa Vasquez &amp; Filhos, século XX Figura 3 - Casa Vasquez &amp; Filhos, século XXI Fonte: IBGE, s.d. Fonte: Joelton Penha Campos, 2021. A Figura 2 apresenta uma perspectiva da Casa Vasquez &amp; Filhos no século XX. Na Figura 3, é possível ver a mesma casa em 2021. A casa possui três pavimentos, sendo que o segundo e terceiro possuem ladrilhos hidráulicos decorados. O edifício foi tombado pelo IPHAN em 1992 e recuperado pelo Programa Monumenta em 2006 para abrigar o Memorial do Homem Pantaneiro e realizar exposições sobre a vida e cultura dos moradores do Pantanal (IHP, 2015).<text:line-break/><text:line-break/>3.4 A Casa Wanderley, Baís &amp; Cia (W, B&amp; CIA) <text:line-break/>A Casa Comercial Wanderley, Baís &amp; Cia, construída em 1876, serviu como um dos principais armazéns do Porto Geral Dentre as atividades desenvolvidas no local destacam-se o “comércio de importação e exportação, comissões, consignações, despachos, operações bancarias e navegação” (CORRÊA; CORRÊA, 2013, p. 61). A W, B, Cia possui três pavimentos e o piso do edifício possui ladrilhos hidráulicos decorados. Desde 1992, é considerado patrimônio histórico pelo IPHAN (CORRÊA; CORRÊA, 2013). Abaixo a Figura 4 mostra a fachada do edifício Wanderley, Baís &amp; Cia em 1901, e a Figura 5, o mesmo edifício em 2010, destacando a boa conservação da fachada. Figura 4 - Edifício Wanderley, Baís &amp; Cia - 1901 Figura 5- Edifício Wanderley, Baís &amp; Cia - 2010 Fonte: MUHPAN, 2010. Fonte: MUHPAN, 2007. Desde 2004, o edifício abriga o Museu da História do Pantanal (MUHPAN), que possui um grande acervo e tecnologias sensoriais, destacando-se os artefatos pré-históricos (FIGUEIREDO, 2010). Assim, o edifício Wanderley, Baís &amp; Cia, atual MUHPAN, além de seu valor arquitetônico, apresenta riqueza histórica e cultural, tornando-se um importante ponto turístico e espaço de conhecimento sobre a história de Corumbá e região.<text:line-break/><text:line-break/>3.5 Centro de Convenções do Pantanal <text:s/><text:line-break/>O prédio do atual Centro de Convenções do Pantanal, construído entre o final do século XIX e início do século XX, originalmente serviu como armazém pela extinta Empresa de Porto do Brasil (Portobrás), durante o auge do comércio portuário. Após o abandono das atividades portuárias e sem condições de uso, foi incluído na lista do Programa Monumenta para a revitalização (FIGUEIREDO, 2010). A figura 6 mostra o Centro de Convenções do Pantanal, próximo aos barcos <text:soft-page-break/>no Rio Paraguai. Figura 6 - Centro de Convenções do Pantanal Fonte: Corumbá, 2013. Em 2006, o local foi transformado no Centro de Convenções do Pantanal Miguel Gómez, abrigando a Fundação de Turismo do Pantanal e o Centro de Atendimento ao Turista (CAT). Situado em um espaço privilegiado, o prédio oferece uma vista deslumbrante paisagem pantaneira e o pôr do sol. Além disso, disponibiliza uma série de materiais informativos e uma mini sala de vídeo, utilizados para divulgar eventos relacionados à história, cultura e patrimônio pantaneiro (CORUMBÁ, 2013).<text:line-break/><text:line-break/>3.6 O Forte Coimbra <text:s/><text:line-break/>Em meados do século XVIII, o governador de Mato Grosso, Luiz de Albuquerque, iniciou a execução do projeto português de construir fortificações na região para manter a defesa de suas posses, na fronteira oeste. Assim, foi construído o Forte Coimbra (1775) na margem direita do Rio Paraguai (CORRÊA; CORRÊA; 2013), como mostra a Figura 7. Figura 7 -Forte Coimbra Fonte: Exército Brasileiro - EBAcervo, sd. Em 16 de setembro de 1801, tropas espanholas atacaram o Forte Coimbra, visando ocupar a região rica em erva-mate, resultando em bombardeios e pedidos de rendição. Como reação, os portugueses atacaram o Forte São José em 24 de setembro de 1801, forçando a retirada dos espanhóis (DPHCEX, 2020). Em 1859, devido ao comércio de importação e exportação, os habitantes de Albuquerque foram transferidos para a área que hoje é Corumbá, impulsionando sua urbanização e infraestrutura, com ruas mais amplas, edifícios, bancos, consulados e novas atividades econômicas (CONGRO, 2005). Em 27 de dezembro de 1864, um ataque paraguaio liderado por Vicente Barrios atingiu o Forte Coimbra, iniciando a Guerra do Paraguai, ou Guerra da Tríplice Aliança. A retomada de Corumbá ocorreu gradualmente, liderada pelo Capitão Antônio Maria Coelho. O primeiro corpo partiu de Cuiabá em 15 de maio de 1867 e chegou inesperadamente a Corumbá, onde os paraguaios estavam debilitados pela epidemia de varíola. As tropas brasileiras aproveitaram a situação e recuperaram a região (CCOMSEx, 2017).<text:line-break/><text:line-break/>3.7 O Instituto Luiz de Albuquerque <text:s/><text:line-break/>O Instituto Luiz de Albuquerque (ILA), nomeado em homenagem ao fundador de Corumbá, foi construído entre 1918 e 1922, na Praça da República, para abrigar a sede de um grupo escolar. Com um estilo eclético e imponente fachada, o prédio acolhe um importante acervo histórico e centro cultural, incluindo duas das maiores bibliotecas do estado, a Lobivar de Mattos e a Gabriel Vandoni de Barros (IPHAN, 2020). O local tem sido palco de exposições, seminários e outras atividades. Figura 8 - Construção do grupo escolar Luiz de Albuquerque no início do século XX Fonte: Pereira, 2007. O edifício recebeu restauração arquitetônica com recursos do programa PAC Cidades Históricas² do Governo Federal, mas as obras não foram finalizadas.<text:line-break/><text:line-break/>3.8 O Cristo Rei do Pantanal <text:line-break/>Construído em 1998 e idealizado pela artesã Izulina Gomes Xavier, o Cristo Rei do Pantanal está localizado no alto do Morro do Cruzeiro (FIGUEIREDO, 2010). O acesso pode ser feito por uma estrada pavimentada, ao longo da qual estão as 72 estátuas da Via Sacra³ ou pela escadaria com 503 degraus. Figura 10 - Vista do Cristo Rei do Pantanal Fonte: Correio Braziliense, 2017. Ao chegar ao topo do morro, o visitante é contemplado por uma visão panorâmica da cidade e do pantanal, tais como o pôr do sol pantaneiro, os relevos e as vegetações típicas da região, e assim, consequentemente, faz desse ponto um patrimônio paisagístico de Corumbá (PEREIRA, 2007).<text:line-break/><text:line-break/>3.9 Complexo Ferroviário da Estrada de Ferro Noroeste do Brasil (NOB) <text:s/><text:line-break/>A Estrada de Ferro Noroeste do Brasil (NOB), cuja construção começou no início do século XX, foi <text:soft-page-break/>fundamental para o desenvolvimento econômico de Corumbá e sua integração ao restante do país. A ferrovia conectava Corumbá a Bauru (SP), facilitando o escoamento de produtos e promovendo o progresso regional. O complexo ferroviário, hoje remanescente, representa um importante patrimônio histórico-industrial, sendo testemunho do avanço da infraestrutura de transporte no interior brasileiro. Localizado no Bairro Porto Geral, o espaço é reconhecido por sua relevância histórica e cultural.<text:line-break/><text:line-break/>3.10 Escola Estadual Doutor João Leite de Barros <text:s/><text:line-break/>A Escola Estadual Doutor João Leite de Barros é uma instituição de ensino tradicional, situada na região central de Corumbá. Sua edificação histórica simboliza o papel da educação no desenvolvimento da cidade, tendo formado diversas gerações ao longo do século XX. Além de sua função pedagógica, o prédio da escola representa um marco arquitetônico e cultural, preservando elementos característicos do período de sua construção.<text:line-break/><text:line-break/>3.11 Hotel Internacional <text:line-break/>Construído na primeira metade do século XX, o Hotel Internacional foi planejado para receber visitantes ilustres que chegavam a Corumbá pelo Rio Paraguai. Com estilo colonial e fachada imponente, o hotel foi símbolo da prosperidade econômica e da vocação turística da cidade. Atualmente, ainda mantém suas atividades e se tornou um ponto de referência histórica e cultural, sendo também uma das edificações mais fotografadas do centro histórico.<text:line-break/><text:line-break/>3.12 Palácio do Governo <text:s/><text:line-break/>Também conhecido como Palácio do Bispo, o Palácio do Governo localiza-se na Praça da República. Com elementos neoclássicos e barrocos e uso de mármore italiano, o edifício remonta ao final do século XIX, sendo originalmente a residência oficial de autoridades estaduais. Ao longo do tempo, serviu como sede administrativa e hoje é considerado patrimônio histórico, podendo ser utilizado como museu, espaço cultural ou centro de visitantes.<text:line-break/><text:line-break/>3.13 Praça da Independência <text:line-break/>A Praça da Independência é uma das mais antigas de Corumbá, servindo de palco para celebrações cívicas e eventos públicos. Composta por vegetação, bancos e monumentos, integra o conjunto histórico do centro da cidade, refletindo a importância do espaço público na formação da identidade urbana.<text:line-break/><text:line-break/>3.14 Praça da República <text:s/><text:line-break/>A Praça da República, localizada no coração do centro histórico, é um importante ponto de convivência e lazer para a população local. É onde se situam prédios históricos como o Instituto Luiz de Albuquerque (ILA), reforçando seu papel como centro cívico e cultural. Além de espaço de eventos, a praça também abriga memoriais que contribuem para a valorização da história da cidade.<text:line-break/><text:line-break/>3.15 Praça Uruguai / Generoso Ponce <text:s/><text:line-break/>Esta praça, também conhecida como Generoso Ponce, destaca-se por sua estrutura arborizada, área de lazer infantil e programação cultural. Local de encontro da comunidade corumbaense, abriga eventos artísticos, feiras e festivais, promovendo a valorização da cultura local. O monumento central da praça remete à memória coletiva da cidade.<text:line-break/><text:line-break/><text:soft-page-break/>3.16 Prédio da Casa do Artesão <text:line-break/>Localizado na Rua 13 de Junho, o Prédio da Casa do Artesão funciona como espaço de comercialização e exposição do artesanato regional. Seu valor reside tanto na preservação da edificação histórica quanto na promoção da cultura pantaneira. A iniciativa valoriza saberes tradicionais, impulsiona a economia criativa e fortalece o turismo cultural de Corumbá.<text:line-break/><text:line-break/>3.17 Prédio da Comissão Mista <text:s/><text:line-break/>Edificação histórica construída no século XX, o Prédio da Comissão Mista serviu como espaço de administração pública e sede de assembleias municipais. Sua arquitetura e localização no centro histórico reforçam sua relevância como símbolo do desenvolvimento político-institucional da cidade.<text:line-break/><text:line-break/>3.18 Antigo Mercadão <text:line-break/>O antigo prédio do Mercadão, localizado na confluência da Rua 13 de Junho com a Rua Dom Aquino, foi um importante centro de abastecimento e sociabilidade urbana. Construído no início do século XX, o local abrigava feiras, festivais e eventos culturais. Embora sua função original tenha mudado, o prédio permanece como ícone da história comercial e social de Corumbá, mantendo vivas as memórias da vida cotidiana da cidade.<text:line-break/><text:line-break/><text:line-break/><text:line-break/></text:p>
      <text:p text:style-name="Text_20_body">REFERÊNCIAS</text:p>
      <text:p text:style-name="Text_20_body">BRASIL. Ministério da Cultura. PAC Cidades Históricas: Investimentos em Patrimônio Cultural. Brasília: IPHAN, 2024.</text:p>
      <text:p text:style-name="Text_20_body">CHAPARRO, D.; LAMBERTI, M. A paisagem cultural de Corumbá: memória, patrimônio e turismo. Campo Grande: UFMS, 2018.</text:p>
      <text:p text:style-name="Text_20_body">CONGRO, J. S. História de Corumbá. Campo Grande: UFMS, 2005.</text:p>
      <text:p text:style-name="Text_20_body">CORUMBÁ. Prefeitura Municipal. Plano de Desenvolvimento Turístico de Corumbá. Corumbá: PMC, 2013.</text:p>
      <text:p text:style-name="Text_20_body">CORUMBÁ. Prefeitura Municipal. Restauração do Cristo Rei é entregue à população. Corumbá: PMC, 2023.</text:p>
      <text:p text:style-name="Text_20_body">CORREIO BRAZILIENSE. Cristo Rei do Pantanal: símbolo da fé e da paisagem corumbaense. Brasília, 2017.</text:p>
      <text:p text:style-name="Text_20_body">CORRÊA, A. S.; CORRÊA, V. H. Patrimônio cultural e tecnologia: caminhos para a preservação digital. Belo Horizonte: UFMG, 2013.</text:p>
      <text:p text:style-name="Text_20_body">DPHCEx – Departamento de Patrimônio Histórico e Cultural do Exército. História Militar Brasileira: Forte Coimbra. Brasília: CCOMSEx, 2020.</text:p>
      <text:p text:style-name="Text_20_body">FERREIRA, L. A. Corumbá: paisagem, patrimônio e turismo. Campo Grande: Ed. UFMS, 2023.</text:p>
      <text:p text:style-name="Text_20_body">FIGUEIREDO, R. C. Museus e memória cultural em Corumbá-MS. Corumbá: PMC, 2010.</text:p>
      <text:p text:style-name="Text_20_body"><text:soft-page-break/>GIL, A. C. Como elaborar projetos de pesquisa. 4. ed. São Paulo: Atlas, 2002.</text:p>
      <text:p text:style-name="Text_20_body">IHP – Instituto do Homem Pantaneiro. Casa Vasquez &amp; Filhos: patrimônio e memória pantaneira. Corumbá: IHP, 2015.</text:p>
      <text:p text:style-name="Text_20_body">IPHAN – Instituto do Patrimônio Histórico e Artístico Nacional. Relatório técnico: Restauração do Instituto Luiz de Albuquerque – ILA. Brasília: IPHAN, 2016.</text:p>
      <text:p text:style-name="Text_20_body">LOPES, M. R. Patrimônio Ferroviário e Memória Urbana: o caso da NOB em Corumbá. Dourados: UFGD, 2024.</text:p>
      <text:p text:style-name="Text_20_body">PEREIRA, J. G. Identidade urbana e paisagem cultural em Corumbá. 2007. Tese (Doutorado em Geografia) – Universidade Federal do Rio de Janeiro, Rio de Janeiro, 2007.</text:p>
      <text:p text:style-name="Text_20_body">SILVA, M. T.; ROCHA, E. L. Educação e patrimônio histórico: estudos de caso em Corumbá. Revista Pantanal, v. 18, n. 2, p. 45-62, 2023.</text:p>
      <text:p text:style-name="Text_20_body">SIMON, H. A. As ciências do artificial. 3. ed. Brasília: Ed. UnB, 1996.</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6T17:13:36.582000000</meta:creation-date>
    <dc:date>2025-06-06T18:00:29.400000000</dc:date>
    <meta:editing-duration>PT46M52S</meta:editing-duration>
    <meta:editing-cycles>1</meta:editing-cycles>
    <meta:document-statistic meta:table-count="0" meta:image-count="0" meta:object-count="0" meta:page-count="6" meta:paragraph-count="19" meta:word-count="2612" meta:character-count="16947" meta:non-whitespace-character-count="14293"/>
    <meta:generator>LibreOffice/7.4.3.2$Windows_X86_64 LibreOffice_project/1048a8393ae2eeec98dff31b5c133c5f1d08b890</meta:generator>
  </office:meta>
</office:document-meta>
</file>